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16608" officeooo:paragraph-rsid="00016608"/>
    </style:style>
    <style:style style:name="P2" style:family="paragraph" style:parent-style-name="Standard">
      <style:text-properties officeooo:rsid="00040437" officeooo:paragraph-rsid="00040437"/>
    </style:style>
    <style:style style:name="T1" style:family="text">
      <style:text-properties officeooo:rsid="00032c4c"/>
    </style:style>
    <style:style style:name="T2" style:family="text">
      <style:text-properties officeooo:rsid="0004043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lanation of Algorithm <text:span text:style-name="T2">and its Correctness</text:span></text:p>
      <text:p text:style-name="P1"/>
      <text:p text:style-name="P1">Our algorithm <text:span text:style-name="T1">iterates through each hashmap (one for programmers one for companies), and checks the initial state of pairs (which we set to be P1-C1, P2-C2….Pn-Cn). If that state is satisfactory, it terminates. If the state is not satisfactory, it checks if elements can be swapped to a better position and swaps them and changes the state to the new set of pairs. It keeps iterating and swapping until the state is satisfactory (which we define to be when no more swaps can be made to make the state immediately benefit both the programmer and company) and then the algorithm terminates. </text:span></text:p>
      <text:p text:style-name="P1"/>
      <text:p text:style-name="P1">Efficiency</text:p>
      <text:p text:style-name="P1"/>
      <text:p text:style-name="P2">Our matcher method, which is the algorithm itself, has a nested for loop, it also calls the method canSwap, which calls the method getRank that also has a loop. So, we have three nested for loops, giving our algorithm a worst case of O(n^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8T16:12:43.789113954</meta:creation-date>
    <dc:date>2016-09-28T16:37:01.705653925</dc:date>
    <meta:editing-duration>PT3M17S</meta:editing-duration>
    <meta:editing-cycles>1</meta:editing-cycles>
    <meta:document-statistic meta:table-count="0" meta:image-count="0" meta:object-count="0" meta:page-count="1" meta:paragraph-count="4" meta:word-count="152" meta:character-count="884" meta:non-whitespace-character-count="735"/>
    <meta:generator>LibreOffice/5.1.5.2$Linux_X86_64 LibreOffice_project/10$Build-2</meta:generator>
  </office:meta>
</office:document-meta>
</file>